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46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740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1.7189in"/>
    </style:style>
    <style:style style:name="co8" style:family="table-column">
      <style:table-column-properties fo:break-before="auto" style:column-width="0.2709in"/>
    </style:style>
    <style:style style:name="co9" style:family="table-column">
      <style:table-column-properties fo:break-before="auto" style:column-width="0.9252in"/>
    </style:style>
    <style:style style:name="co10" style:family="table-column">
      <style:table-column-properties fo:break-before="auto" style:column-width="3.530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fe.maker" table:style-name="ta1">
        <table:shapes>
          <draw:frame draw:z-index="0" draw:style-name="gr1" draw:text-style-name="P1" svg:width="10.0626in" svg:height="5.6598in" svg:x="8.3764in" svg:y="0.0394in">
            <draw:object draw:notify-on-update-of-ranges="'safe.maker'.D1:'safe.maker'.D1 'safe.maker'.D2:'safe.maker'.D4 'safe.maker'.E1:'safe.maker'.E1 'safe.maker'.E2:'safe.maker'.E4 'safe.maker'.I1:'safe.maker'.I1 'safe.maker'.I2:'safe.maker'.I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table:number-columns-repeated="4"/>
          <table:table-cell office:value-type="string" calcext:value-type="string">
            <text:p>Number Of Repeats</text:p>
          </table:table-cell>
          <table:table-cell/>
          <table:table-cell office:value-type="string" calcext:value-type="string">
            <text:p>Total Lines – 1000</text:p>
          </table:table-cell>
          <table:table-cell/>
          <table:table-cell office:value-type="string" calcext:value-type="string">
            <text:p>Repeat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cent-of-input-covered:</text:p>
          </table:table-cell>
          <table:table-cell office:value-type="string" calcext:value-type="string">
            <text:p>448/1000</text:p>
          </table:table-cell>
          <table:table-cell office:value-type="string" calcext:value-type="string">
            <text:p>number-of-inputs-covered:</text:p>
          </table:table-cell>
          <table:table-cell office:value-type="string" calcext:value-type="string">
            <text:p>Size 125M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number-of-tests: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mber-of-special-replies: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odel-name:</text:p>
          </table:table-cell>
          <table:table-cell office:value-type="string" calcext:value-type="string">
            <text:p>EleutherAI/gpt-neo-125M</text:p>
          </table:table-cell>
          <table:table-cell office:value-type="string" calcext:value-type="string">
            <text:p>safe.EleutherAI/gpt-neo-125M.compare.tsv = 448/1000</text:p>
          </table:table-cell>
        </table:table-row>
        <table:table-row table:style-name="ro1">
          <table:table-cell office:value-type="string" calcext:value-type="string">
            <text:p>percent-of-input-covered:</text:p>
          </table:table-cell>
          <table:table-cell office:value-type="string" calcext:value-type="string">
            <text:p>367/1000</text:p>
          </table:table-cell>
          <table:table-cell office:value-type="string" calcext:value-type="string">
            <text:p>number-of-inputs-covered:</text:p>
          </table:table-cell>
          <table:table-cell office:value-type="string" calcext:value-type="string">
            <text:p>Size 1.3B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number-of-tests: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mber-of-special-replies: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odel-name:</text:p>
          </table:table-cell>
          <table:table-cell office:value-type="string" calcext:value-type="string">
            <text:p>EleutherAI/gpt-neo-1.3B</text:p>
          </table:table-cell>
          <table:table-cell office:value-type="string" calcext:value-type="string">
            <text:p>safe.EleutherAI/gpt-neo-1.3B.compare.tsv = 367/1000</text:p>
          </table:table-cell>
        </table:table-row>
        <table:table-row table:style-name="ro1">
          <table:table-cell office:value-type="string" calcext:value-type="string">
            <text:p>percent-of-input-covered:</text:p>
          </table:table-cell>
          <table:table-cell office:value-type="string" calcext:value-type="string">
            <text:p>79/1000</text:p>
          </table:table-cell>
          <table:table-cell office:value-type="string" calcext:value-type="string">
            <text:p>number-of-inputs-covered:</text:p>
          </table:table-cell>
          <table:table-cell office:value-type="string" calcext:value-type="string">
            <text:p>Size 2.7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umber-of-tests: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mber-of-special-replies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odel-name:</text:p>
          </table:table-cell>
          <table:table-cell office:value-type="string" calcext:value-type="string">
            <text:p>EleutherAI/gpt-neo-2.7B</text:p>
          </table:table-cell>
          <table:table-cell office:value-type="string" calcext:value-type="string">
            <text:p>safe.EleutherAI/gpt-neo-2.7B.compare.tsv = 79/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03T11:51:31.847135428</dc:date>
    <meta:editing-duration>PT9M14S</meta:editing-duration>
    <meta:editing-cycles>3</meta:editing-cycles>
    <meta:generator>LibreOffice/7.3.4.2$Linux_X86_64 LibreOffice_project/30$Build-2</meta:generator>
    <meta:document-statistic meta:table-count="1" meta:cell-count="3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56cm" svg:height="14.377cm" xlink:href=".." xlink:type="simple" chart:class="chart:bar" chart:style-name="ch1">
        <chart:title svg:x="10.964cm" svg:y="0.423cm" chart:style-name="ch2">
          <text:p>Recordings/Skills</text:p>
        </chart:title>
        <chart:legend chart:legend-position="end" svg:x="21.762cm" svg:y="6.64cm" style:legend-expansion="high" chart:style-name="ch3"/>
        <chart:plot-area chart:style-name="ch4" table:cell-range-address="'safe.maker'.D1:'safe.maker'.E4 'safe.maker'.I1:'safe.maker'.I4" chart:data-source-has-labels="both" svg:x="0.511cm" svg:y="1.489cm" svg:width="20.74cm" svg:height="12.601cm">
          <chart:coordinate-region svg:x="1.318cm" svg:y="1.688cm" svg:width="19.933cm" svg:height="11.755cm"/>
          <chart:axis chart:dimension="x" chart:name="primary-x" chart:style-name="ch5" chartooo:axis-type="auto">
            <chartooo:date-scale/>
            <chart:categories table:cell-range-address="'safe.maker'.D2:'safe.maker'.D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afe.maker'.E2:'safe.maker'.E4" chart:label-cell-address="'safe.maker'.E1:'safe.maker'.E1" chart:class="chart:bar">
            <chart:data-point chart:repeated="3"/>
          </chart:series>
          <chart:series chart:style-name="ch9" chart:values-cell-range-address="'safe.maker'.I2:'safe.maker'.I4" chart:label-cell-address="'safe.maker'.I1:'safe.maker'.I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Repeats</text:p>
                <draw:g>
                  <svg:desc>'safe.maker'.E1:'safe.maker'.E1</svg:desc>
                </draw:g>
              </table:table-cell>
              <table:table-cell office:value-type="string">
                <text:p>Repeat Count</text:p>
                <draw:g>
                  <svg:desc>'safe.maker'.I1:'safe.maker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ze 125M</text:p>
                <draw:g>
                  <svg:desc>'safe.maker'.D2:'safe.maker'.D4</svg:desc>
                </draw:g>
              </table:table-cell>
              <table:table-cell office:value-type="float" office:value="448">
                <text:p>448</text:p>
                <draw:g>
                  <svg:desc>'safe.maker'.E2:'safe.maker'.E4</svg:desc>
                </draw:g>
              </table:table-cell>
              <table:table-cell office:value-type="float" office:value="74">
                <text:p>74</text:p>
                <draw:g>
                  <svg:desc>'safe.maker'.I2:'safe.maker'.I4</svg:desc>
                </draw:g>
              </table:table-cell>
            </table:table-row>
            <table:table-row>
              <table:table-cell office:value-type="string">
                <text:p>Size 1.3B</text:p>
              </table:table-cell>
              <table:table-cell office:value-type="float" office:value="367">
                <text:p>3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Size 2.7B</text:p>
              </table:table-cell>
              <table:table-cell office:value-type="float" office:value="79">
                <text:p>79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